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Gadugi" svg:font-family="Gadug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Gadugi" fo:font-size="20pt" style:text-underline-style="solid" style:text-underline-width="auto" style:text-underline-color="font-color" style:font-size-asian="20pt" style:font-size-complex="20pt"/>
    </style:style>
    <style:style style:name="P2" style:family="paragraph" style:parent-style-name="Standard">
      <style:paragraph-properties fo:text-align="start" style:justify-single-word="false"/>
      <style:text-properties style:font-name="Gadugi" fo:font-size="14pt" style:text-underline-style="none"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Gadugi" fo:font-size="12pt" style:text-underline-style="none" fo:font-weight="normal" style:font-size-asian="12pt" style:font-weight-asian="normal" style:font-size-complex="12pt" style:font-weight-complex="normal"/>
    </style:style>
    <style:style style:name="T1" style:family="text">
      <style:text-properties fo:font-size="10pt" style:text-underline-style="none" fo:font-weight="bold" style:font-size-asian="10pt" style:font-weight-asian="bold" style:font-size-complex="10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Indra's Net<text:line-break/><text:span text:style-name="T1">working title</text:span></text:p>
      <text:p text:style-name="P2">Summary</text:p>
      <text:p text:style-name="P3">Indra's Net is a Virtual Reality game where you explore different worlds by inhabiting the bodies of different creatures. You are a wandering soul in the search of the World Seed, so that you can be reborn. Every creature navigates it's environment differently. At any point, the player can exit the body it inhabits and enter it's SoulState, in which it can then enter any other body. SoulStates have very limited movement, so the player will have to come up with creative ways to inhabit other bod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Gadugi" svg:font-family="Gadug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 x</meta:initial-creator>
    <meta:creation-date>2016-06-23T12:20:37.58</meta:creation-date>
    <dc:date>2016-07-21T15:28:27.11</dc:date>
    <dc:creator>c x</dc:creator>
    <meta:editing-duration>PT1H45M42S</meta:editing-duration>
    <meta:editing-cycles>2</meta:editing-cycles>
    <meta:generator>OpenOffice/4.1.1$Win32 OpenOffice.org_project/411m6$Build-9775</meta:generator>
    <meta:document-statistic meta:table-count="0" meta:image-count="0" meta:object-count="0" meta:page-count="1" meta:paragraph-count="3" meta:word-count="93" meta:character-count="543"/>
  </office:meta>
</office:document-meta>
</file>